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style:text-underline-style="solid" style:text-underline-width="auto" style:text-underline-color="font-color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t Page Dimensions</text:p>
      <text:p text:style-name="P2">The application assumes the page size to be 15.2 centimeters wide and 15.2 centimeters long when doing any printing job. 15.2 centimeters is equivalent to 5.98 inches.</text:p>
      <text:p text:style-name="P2"/>
      <text:p text:style-name="P1">Minimum Supported Screen Dimension</text:p>
      <text:p text:style-name="P2">The minimum screen size supported by the application is 800 x 600 pixels i.e. 800 pixels width-wise and 600 pixels height-wise.</text:p>
      <text:p text:style-name="P1"/>
      <text:p text:style-name="P1">Reporting Application Related Issues</text:p>
      <text:p text:style-name="P2">Please report any issue related to the application at <text:a xlink:type="simple" xlink:href="mailto:dinesh.bajaj@ymail.com">dinesh.bajaj@ymail.com</text:a>. Since it is a free application, the fix may or may not be provided depending upon the time available to the developer.</text:p>
      <text:p text:style-name="P2"/>
      <text:p text:style-name="P1">Additional Features to the Application</text:p>
      <text:p text:style-name="P2">Additional features can be added to the application and existing features can be modified as per your requirement for a price. <text:s/>To get in touch, please send an email to the email address mentioned in the preceding paragraph. You can also call me on 07622-422192.</text:p>
      <text:p text:style-name="P2"/>
      <text:p text:style-name="P1">Application Developer Details</text:p>
      <text:p text:style-name="P2">Name: Dinesh Bajaj</text:p>
      <text:p text:style-name="P2">blog URL: <text:a xlink:type="simple" xlink:href="http://dineshbajajktn.blogspot.in/">http://dineshbajajktn.blogspot.in/</text:a></text:p>
      <text:p text:style-name="P2">Location: Katni, Madhya Pradesh, India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nesh Bajaj</meta:initial-creator>
    <meta:creation-date>2012-12-20T22:07:17.06</meta:creation-date>
    <meta:generator>OpenOffice.org/3.4.1$Win32 OpenOffice.org_project/341m1$Build-9593</meta:generator>
    <meta:printed-by>Dinesh Bajaj</meta:printed-by>
    <meta:print-date>2012-12-20T22:15:53.83</meta:print-date>
    <dc:date>2012-12-21T09:45:44.71</dc:date>
    <dc:creator>Dinesh Bajaj</dc:creator>
    <meta:editing-duration>PT24M28S</meta:editing-duration>
    <meta:editing-cycles>5</meta:editing-cycles>
    <meta:document-statistic meta:table-count="0" meta:image-count="0" meta:object-count="0" meta:page-count="1" meta:paragraph-count="12" meta:word-count="155" meta:character-count="1010"/>
  </office:meta>
</office:document-meta>
</file>